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3f05" officeooo:paragraph-rsid="001a3f05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a3f05" officeooo:paragraph-rsid="001a3f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Julian Guillermo Zapata Rugeles </text:p>
      <text:p text:style-name="P1"/>
      <text:p text:style-name="P1"/>
      <text:p text:style-name="P1">Solución propuesta para parcial 1 informática 2 UdeA</text:p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7T14:09:31.989943990</meta:creation-date>
    <dc:date>2020-10-17T14:17:59.733904801</dc:date>
    <meta:editing-duration>PT8M39S</meta:editing-duration>
    <meta:editing-cycles>1</meta:editing-cycles>
    <meta:document-statistic meta:table-count="0" meta:image-count="0" meta:object-count="0" meta:page-count="1" meta:paragraph-count="2" meta:word-count="12" meta:character-count="84" meta:non-whitespace-character-count="73"/>
    <meta:generator>LibreOffice/6.1.5.2$Linux_X86_64 LibreOffice_project/10$Build-2</meta:generator>
  </office:meta>
</office:document-meta>
</file>